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  <style:text-properties style:font-name="DejaVu Sans" fo:font-size="15pt" style:font-size-asian="15pt" style:font-size-complex="15pt"/>
    </style:style>
    <style:style style:name="P2" style:family="paragraph" style:parent-style-name="Preformatted_20_Text">
      <style:text-properties style:font-name="DejaVu Sans" fo:font-size="15pt" style:font-size-asian="15pt" style:font-size-complex="15p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DejaVu Sans" fo:font-size="15pt" style:font-size-asian="15pt" style:font-size-complex="15pt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DejaVu Sans" fo:font-size="27pt" fo:font-weight="bold" officeooo:rsid="00081056" officeooo:paragraph-rsid="00081056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DejaVu Sans" fo:font-size="15pt" style:font-size-asian="15pt" style:font-size-complex="15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R QUE ELE VIVE</text:p>
      <text:p text:style-name="P1"/>
      <text:p text:style-name="P1"><text:s text:c="15"/><text:span text:style-name="T1">G</text:span> <text:s/><text:span text:style-name="T1">G7 <text:s text:c="4"/></text:span><text:s text:c="13"/><text:span text:style-name="T1">C</text:span> <text:s text:c="2"/><text:span text:style-name="T1">Cm</text:span></text:p>
      <text:p text:style-name="P2">Deus enviou <text:s text:c="3"/>seu filho amado</text:p>
      <text:p text:style-name="P2"><text:s text:c="15"/><text:span text:style-name="T1">G</text:span> <text:s text:c="2"/><text:span text:style-name="T1">Em</text:span> <text:s text:c="10"/><text:span text:style-name="T1">Am</text:span> <text:s/><text:span text:style-name="T1">D7</text:span></text:p>
      <text:p text:style-name="P2">Para morrer, <text:s text:c="3"/>em meu lugar</text:p>
      <text:p text:style-name="P2"><text:s text:c="18"/><text:span text:style-name="T1">G</text:span> <text:s/><text:span text:style-name="T1">G7</text:span> <text:s text:c="19"/><text:span text:style-name="T1">C</text:span> <text:s text:c="2"/><text:span text:style-name="T1">Cm</text:span></text:p>
      <text:p text:style-name="P2">Na cruz pagou, <text:s text:c="2"/>por meus pecados</text:p>
      <text:p text:style-name="P2"><text:s text:c="15"/><text:span text:style-name="T1">G</text:span> <text:s text:c="7"/><text:span text:style-name="T1">Em</text:span> <text:s text:c="3"/><text:span text:style-name="T1">Am</text:span> <text:s text:c="5"/><text:span text:style-name="T1">D7</text:span> <text:s text:c="8"/><text:span text:style-name="T1">G</text:span> <text:s text:c="2"/>( <text:span text:style-name="T1">D7</text:span>)</text:p>
      <text:p text:style-name="P2">Mas o sepulcro vazio está, porque ele vive</text:p>
      <text:p text:style-name="P2"/>
      <text:p text:style-name="P2">[Refrão]</text:p>
      <text:p text:style-name="P2"/>
      <text:p text:style-name="P2"><text:s text:c="19"/><text:span text:style-name="T1">G</text:span> <text:s text:c="2"/><text:span text:style-name="T1">G7</text:span> <text:s text:c="17"/><text:span text:style-name="T1">C</text:span> <text:s text:c="5"/><text:span text:style-name="T1">Cm</text:span></text:p>
      <text:p text:style-name="P2">Porque Ele vive, <text:s text:c="2"/>eu posso crer no amanhã</text:p>
      <text:p text:style-name="P2"><text:s text:c="18"/><text:span text:style-name="T1">G</text:span> <text:s text:c="3"/><text:span text:style-name="T1">Em</text:span> <text:s text:c="11"/><text:span text:style-name="T1">Am</text:span> <text:s/><text:span text:style-name="T1">D7</text:span></text:p>
      <text:p text:style-name="P2">Porque Ele vive, <text:s text:c="3"/>temor não há</text:p>
      <text:p text:style-name="P2"><text:s text:c="12"/><text:span text:style-name="T1">G</text:span> <text:s/><text:span text:style-name="T1">G7</text:span> <text:s text:c="13"/><text:span text:style-name="T1">C</text:span> <text:s text:c="2"/><text:span text:style-name="T1">Cm</text:span></text:p>
      <text:p text:style-name="P2">Mas eu bem sei, <text:s text:c="2"/>que o meu futuro</text:p>
      <text:p text:style-name="P1"><text:s text:c="10"/><text:span text:style-name="T1">G</text:span> <text:s text:c="6"/><text:span text:style-name="T1">Em</text:span> <text:s text:c="3"/><text:span text:style-name="T1">Am</text:span> <text:s text:c="5"/><text:span text:style-name="T1">D7</text:span> <text:s text:c="4"/><text:span text:style-name="T1">G</text:span> ( <text:span text:style-name="T1">D7</text:span> )</text:p>
      <text:p text:style-name="P2">Está nas mãos do meu Jesus que vivo está</text:p>
      <text:p text:style-name="P2"/>
      <text:p text:style-name="P2">[Segunda Parte]</text:p>
      <text:p text:style-name="P2"/>
      <text:p text:style-name="P2"><text:s text:c="11"/><text:span text:style-name="T1">G</text:span> <text:s/><text:span text:style-name="T1">G7</text:span> <text:s text:c="11"/><text:span text:style-name="T1">C</text:span> <text:s text:c="2"/><text:span text:style-name="T1">Cm</text:span></text:p>
      <text:p text:style-name="P2">Um dia eu vou, <text:s text:c="2"/>cruzar os rios</text:p>
      <text:p text:style-name="P2"><text:s text:c="11"/><text:span text:style-name="T1">G</text:span> <text:s text:c="2"/><text:span text:style-name="T1">Em</text:span> <text:s text:c="11"/><text:span text:style-name="T1">Am</text:span> <text:s/><text:span text:style-name="T1">D7</text:span></text:p>
      <text:p text:style-name="P2">E verei então, <text:s text:c="3"/>um Céu de Luz</text:p>
      <text:p text:style-name="P2"><text:s text:c="13"/><text:span text:style-name="T1">G</text:span> <text:s/><text:span text:style-name="T1">G7</text:span> <text:s text:c="11"/><text:span text:style-name="T1">C</text:span> <text:s text:c="3"/><text:span text:style-name="T1">Cm</text:span></text:p>
      <text:p text:style-name="P2">E verei que lá, <text:s text:c="3"/>em plena glória</text:p>
      <text:p text:style-name="P2"><text:s text:c="6"/><text:span text:style-name="T1">G</text:span> <text:s text:c="4"/><text:span text:style-name="T1">Em</text:span> <text:s text:c="4"/><text:span text:style-name="T1">Am</text:span> <text:s text:c="5"/><text:span text:style-name="T1">D7</text:span> <text:s text:c="3"/><text:span text:style-name="T1">G</text:span> <text:s/>( <text:span text:style-name="T1">D7</text:span> )</text:p>
      <text:p text:style-name="P3">Vitorioso, vive e reina o meu Jesus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3:24:19.992713432</meta:creation-date>
    <dc:date>2025-04-18T13:33:10.081431993</dc:date>
    <meta:editing-duration>PT8M51S</meta:editing-duration>
    <meta:editing-cycles>1</meta:editing-cycles>
    <meta:document-statistic meta:table-count="0" meta:image-count="0" meta:object-count="0" meta:page-count="1" meta:paragraph-count="27" meta:word-count="149" meta:character-count="967" meta:non-whitespace-character-count="446"/>
    <meta:generator>LibreOffice/24.2.7.2$Linux_X86_64 LibreOffice_project/420$Build-2</meta:generator>
  </office:meta>
</office:document-meta>
</file>